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d70f" officeooo:paragraph-rsid="000ad7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aitheng Yang</text:p>
      <text:p text:style-name="P1">Marshall Hoffmann</text:p>
      <text:p text:style-name="P1"/>
      <text:p text:style-name="P1">Sharing username: XaiMar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7T18:56:25.752782466</meta:creation-date>
    <dc:date>2017-08-27T18:58:04.612574234</dc:date>
    <meta:editing-duration>PT1M40S</meta:editing-duration>
    <meta:editing-cycles>1</meta:editing-cycles>
    <meta:document-statistic meta:table-count="0" meta:image-count="0" meta:object-count="0" meta:page-count="1" meta:paragraph-count="3" meta:word-count="7" meta:character-count="56" meta:non-whitespace-character-count="52"/>
    <meta:generator>LibreOffice/5.2.7.2$Linux_X86_64 LibreOffice_project/20$Build-2</meta:generator>
  </office:meta>
</office:document-meta>
</file>